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tarSymbol" svg:font-family="Star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6eae2"/>
    </style:style>
    <style:style style:name="P2" style:family="paragraph" style:parent-style-name="Standard" style:list-style-name="L1">
      <style:paragraph-properties fo:text-align="justify" style:justify-single-word="false"/>
      <style:text-properties officeooo:paragraph-rsid="0016eae2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6eae2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92a7c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92a7c" officeooo:paragraph-rsid="00192a7c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72bf44" officeooo:paragraph-rsid="0016eae2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cfd26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cfd26" officeooo:paragraph-rsid="001cfd26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58220" officeooo:paragraph-rsid="0016eae2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58220" officeooo:paragraph-rsid="00192a7c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58220" officeooo:rsid="0018aab5" officeooo:paragraph-rsid="0018aab5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58220" officeooo:rsid="00192a7c" officeooo:paragraph-rsid="00192a7c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58220" officeooo:rsid="001cfd26" officeooo:paragraph-rsid="001cfd26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officeooo:paragraph-rsid="00192a7c"/>
    </style:style>
    <style:style style:name="P15" style:family="paragraph" style:parent-style-name="Heading_20_2"/>
    <style:style style:name="P16" style:family="paragraph" style:parent-style-name="Heading_20_3">
      <style:text-properties officeooo:paragraph-rsid="0016eae2"/>
    </style:style>
    <style:style style:name="P17" style:family="paragraph" style:parent-style-name="Per_20_defecte_7e_LT_7e_Gliederung_20_1">
      <style:paragraph-properties fo:margin-left="0cm" fo:margin-right="0cm" style:line-height-at-least="0.353cm" fo:text-indent="0cm" style:auto-text-indent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58220" fo:font-size="10.5pt" style:font-size-asian="10.5pt" style:font-size-complex="10.5pt"/>
    </style:style>
    <style:style style:name="P18" style:family="paragraph" style:parent-style-name="Per_20_defecte_7e_LT_7e_Gliederung_20_1">
      <style:paragraph-properties fo:margin-left="0cm" fo:margin-right="0cm" style:line-height-at-least="0.353cm" fo:text-indent="0cm" style:auto-text-indent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58220" fo:font-size="10.5pt" officeooo:paragraph-rsid="00192a7c" style:font-size-asian="10.5pt" style:font-size-complex="10.5pt"/>
    </style:style>
    <style:style style:name="P19" style:family="paragraph" style:parent-style-name="Per_20_defecte_7e_LT_7e_Gliederung_20_1">
      <style:paragraph-properties fo:margin-left="0cm" fo:margin-right="0cm" fo:text-align="justify" style:justify-single-word="false" fo:text-indent="0cm" style:auto-text-indent="false"/>
      <style:text-properties fo:color="#f58220" style:font-name="Times New Roman" fo:font-size="12pt" officeooo:paragraph-rsid="0016eae2" style:font-size-asian="12pt" style:font-size-complex="12pt"/>
    </style:style>
    <style:style style:name="T1" style:family="text">
      <style:text-properties officeooo:rsid="00173e34"/>
    </style:style>
    <style:style style:name="T2" style:family="text">
      <style:text-properties officeooo:rsid="0016eae2"/>
    </style:style>
    <style:style style:name="T3" style:family="text">
      <style:text-properties officeooo:rsid="001793df"/>
    </style:style>
    <style:style style:name="T4" style:family="text">
      <style:text-properties officeooo:rsid="0018aab5"/>
    </style:style>
    <style:style style:name="T5" style:family="text">
      <style:text-properties style:text-position="super 58%"/>
    </style:style>
    <style:style style:name="T6" style:family="text">
      <style:text-properties officeooo:rsid="00192a7c"/>
    </style:style>
    <style:style style:name="T7" style:family="text">
      <style:text-properties style:font-name="Arial"/>
    </style:style>
    <style:style style:name="T8" style:family="text">
      <style:text-properties style:font-name="Arial" officeooo:rsid="00192a7c"/>
    </style:style>
    <style:style style:name="T9" style:family="text">
      <style:text-properties style:font-name="Arial" officeooo:rsid="001aeef1"/>
    </style:style>
    <style:style style:name="T10" style:family="text">
      <style:text-properties fo:font-weight="normal" style:font-weight-asian="normal"/>
    </style:style>
    <style:style style:name="T11" style:family="text">
      <style:text-properties fo:font-size="18pt" style:font-size-asian="18pt"/>
    </style:style>
    <style:style style:name="T12" style:family="text">
      <style:text-properties officeooo:rsid="001aeef1"/>
    </style:style>
    <style:style style:name="T13" style:family="text">
      <style:text-properties officeooo:rsid="001b94e0"/>
    </style:style>
    <style:style style:name="T14" style:family="text">
      <style:text-properties officeooo:rsid="001cfd26"/>
    </style:style>
    <style:style style:name="T15" style:family="text">
      <style:text-properties fo:color="#72bf44" officeooo:rsid="001cfd26"/>
    </style:style>
    <style:style style:name="T16" style:family="text">
      <style:text-properties fo:color="#f58220" officeooo:rsid="001cfd2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3">Enunciat.<text:line-break/></text:h>
      <text:p text:style-name="P1">Vols programar una aplicació web per gestionar una llista d'adreces de correu. En una primera aproximació, la teva aplicació es compondrà de tres pàgines:</text:p>
      <text:p text:style-name="P1"/>
      <text:list xml:id="list2770445310" text:style-name="L1">
        <text:list-item>
          <text:p text:style-name="P2">Una pàgina de presentació, on expliques la comesa de l'aplicació i el seu funcionament. Conté un enllaç que et porta a la següent pàgina.</text:p>
        </text:list-item>
        <text:list-item>
          <text:p text:style-name="P2">Una pàgina d'introducció de dades, on qualsevol pot donar-se d'alta introduint el seu nom i la seva adreça de correu. Conté un formulari que, una vegada emplenat, envia les dades i et porta a la següent pàgina.</text:p>
        </text:list-item>
        <text:list-item>
          <text:p text:style-name="P2">Una pàgina de visualització de dades, en la qual es mostra la llista, noms i adreces de correu, de tots els que s'han anotat en l'aplicació.</text:p>
        </text:list-item>
      </text:list>
      <text:p text:style-name="P1"><text:line-break/></text:p>
      <text:p text:style-name="P1">Has de crear un document en el qual responguis a les següents preguntes sobre l'aplicació que vas a desenvolupar:<text:line-break/></text:p>
      <text:p text:style-name="P1"><text:span text:style-name="T3">1-. </text:span>Quin tipus de pàgines, estàtiques o dinàmiques, utilitzaràs per programar cadascuna de les pàgines que componen la teva aplicació? Per què?</text:p>
      <text:p text:style-name="P9"/>
      <text:p text:style-name="P11">1<text:span text:style-name="T5">a</text:span> pag: Una pagina estàtica <text:s/>perquè no s’especifica que el seu contingut vagi a canviar. A més es millor per mostrar contingut específics.</text:p>
      <text:p text:style-name="P11"/>
      <text:p text:style-name="P11">2<text:span text:style-name="T5">a</text:span> i 3<text:span text:style-name="T5">a</text:span> pag: Pagines <text:span text:style-name="T6">dinàmiques</text:span> perquè contenen altres llenguatges que necessiten la recarrega de la pagina per visualitzar la informació i accés a base de dades per a poder guardar <text:span text:style-name="T6">l'informació.</text:span> </text:p>
      <text:p text:style-name="P1"><text:line-break/><text:span text:style-name="T3">2-. </text:span>Si a la pàgina d'introducció de dades vols comprovar, abans d'enviar les dades, que el correu electrònic introduït compleix unes certes normes (per exemple, que té una @), quina tecnologia/llenguatge utilitzaràs?</text:p>
      <text:p text:style-name="P5"/>
      <text:p text:style-name="P10"><text:span text:style-name="T6">Javascript</text:span></text:p>
      <text:p text:style-name="P4"><text:line-break/><text:span text:style-name="T3">3-. </text:span>Si en aquesta mateixa pàgina, ara vols comprovar que el correu electrònic introduït no s'hagi introduït anteriorment i ja figuri en la llista, quina tecnologia/llenguatge utilitzaràs?</text:p>
      <text:p text:style-name="P4"/>
      <text:p text:style-name="P12">Php</text:p>
      <text:p text:style-name="P7"><text:line-break/><text:span text:style-name="T3">4-. </text:span>Quines arquitectures pots usar en el servidor per executar l'aplicació? <text:span text:style-name="T16">Java,AMP,CGI o Asp.net </text:span><text:span text:style-name="T14"><text:s/></text:span>Com és <text:span text:style-name="T2">el llenguatge o </text:span>els llenguatges que <text:span text:style-name="T2">s'utilitzen</text:span> en cadascuna d'aquestes arquitectures: de guions, compilat a codi natiu o compilat a codi intermedi?</text:p>
      <text:p text:style-name="P8"/>
      <text:p text:style-name="P13">Java→ Llenguatge de codi intermedi</text:p>
      <text:p text:style-name="P13">AMP→ Llenguatge de guions</text:p>
      <text:p text:style-name="P13">CGI→ Llenguatge compilat a codi natiu</text:p>
      <text:p text:style-name="P13">Asp.net→ Llenguatge de codi intermedi</text:p>
      <text:p text:style-name="P1"/>
      <text:p text:style-name="P4"><text:line-break/></text:p>
      <text:p text:style-name="P14"><text:span text:style-name="T3">5-. </text:span>Quins paràmetres has de tenir en compte per decidir-te per usar una arquitectura o una altra?</text:p>
      <text:p text:style-name="P4"/>
      <text:p text:style-name="P18"><text:span text:style-name="T8">Els </text:span><text:span text:style-name="T9">paràmetres</text:span><text:span text:style-name="T8"> a tenir en compte quina arquitectura utilitzar son els següents:</text:span></text:p>
      <text:p text:style-name="P18"><text:span text:style-name="T8">- </text:span><text:span text:style-name="T7">Quina grandària té el projecte?</text:span></text:p>
      <text:p text:style-name="P17"><text:span text:style-name="T7">- Quins llenguatges de programació conec? Val la pena l'esforç d'aprendre un </text:span>de nou?</text:p>
      <text:p text:style-name="P17"><text:span text:style-name="T7">- Vaig a usar eines de codi obert o eines propietàries? Quin és el cost d'utilitzar </text:span>solucions comercials?</text:p>
      <text:p text:style-name="P17"><text:span text:style-name="T7">- Vaig a programar l'aplicació jo solament o formaré part d'un grup de </text:span>programadors?</text:p>
      <text:p text:style-name="P17"><text:span text:style-name="T7">- Compto amb algun servidor web o gestor de base de dades disponible o puc </text:span>decidir lliurement utilitzar el que crea necessari?</text:p>
      <text:p text:style-name="P17"><text:span text:style-name="T7">- Quin tipus de llicència vaig a aplicar a l'aplicació que desenvolupi?</text:span></text:p>
      <text:p text:style-name="P10"/>
      <text:p text:style-name="P1"><text:line-break/><text:span text:style-name="T3">6-. </text:span>Si et decideixes per utilitzar una arquitectura AMP per a l'aplicació quins components necessites instal·lar en el teu servidor per executar l'aplicació? Indica algun producte concret per a cada component.</text:p>
      <text:p text:style-name="P1"/>
      <text:p text:style-name="P9">- <text:span text:style-name="T12">Una base de dades (PostgreSQL o MySQL)</text:span></text:p>
      <text:p text:style-name="P9">- <text:span text:style-name="T12">Servidor Web (Lamp,Wamp,Mamp,Xamp)</text:span></text:p>
      <text:p text:style-name="P6"/>
      <text:p text:style-name="P1"><text:line-break/><text:span text:style-name="T3">7-. </text:span>Què necessites instal·lar en el teu ordinador per poder desenvolupar l'aplicació?</text:p>
      <text:p text:style-name="P1"/>
      <text:p text:style-name="P9">- <text:span text:style-name="T14">Navegador web</text:span></text:p>
      <text:p text:style-name="P9">- <text:span text:style-name="T14">Editor de text</text:span></text:p>
      <text:p text:style-name="P9">- <text:span text:style-name="T13">IDE</text:span></text:p>
      <text:p text:style-name="P1"><text:line-break/><text:span text:style-name="T3">8-. </text:span>Si utilitzes el llenguatge PHP per programar l'aplicació, quin serà el tipus de dades <text:span text:style-name="T2">que utilitzaràs </text:span>per manipular cadascuna de les adreces de correu?</text:p>
      <text:p text:style-name="P1"/>
      <text:p text:style-name="P19"><text:span text:style-name="T13">E</text:span>n PHP no és necessari declarar una variable ni especificar-li un tipus (sencer, cadena,...) concret..</text:p>
      <text:p text:style-name="P1"/>
      <text:p text:style-name="P1"><text:lin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tarSymbol" svg:font-family="Star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determinad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ular1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ular2" style:family="paragraph" style:parent-style-name="Predeterminad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left="0cm" fo:margin-right="0cm" fo:margin-top="0.42cm" fo:margin-bottom="0.21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2" style:family="paragraph" style:parent-style-name="Predeterminado" style:default-outline-level="">
      <style:paragraph-properties fo:margin-left="0cm" fo:margin-right="0cm" fo:margin-top="0.42cm" fo:margin-bottom="0.21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er_20_defecte_7e_LT_7e_Gliederung_20_1" style:display-name="Per defecte~LT~Gliederung 1" style:family="paragraph" style:default-outline-level="">
      <style:paragraph-properties fo:margin-left="0cm" fo:margin-right="0cm" fo:margin-top="0.282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er_20_defecte_7e_LT_7e_Gliederung_20_2" style:display-name="Per defecte~LT~Gliederung 2" style:family="paragraph" style:parent-style-name="Per_20_defecte_7e_LT_7e_Gliederung_20_1" style:default-outline-level="">
      <style:paragraph-properties fo:margin-left="0cm" fo:margin-right="0cm" fo:margin-top="0.245cm" fo:margin-bottom="0cm" loext:contextual-spacing="false" style:line-height-at-least="0.353cm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er_20_defecte_7e_LT_7e_Gliederung_20_3" style:display-name="Per defecte~LT~Gliederung 3" style:family="paragraph" style:parent-style-name="Per_20_defecte_7e_LT_7e_Gliederung_20_2" style:default-outline-level="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er_20_defecte_7e_LT_7e_Gliederung_20_4" style:display-name="Per defecte~LT~Gliederung 4" style:family="paragraph" style:parent-style-name="Per_20_defecte_7e_LT_7e_Gliederung_20_3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er_20_defecte_7e_LT_7e_Gliederung_20_5" style:display-name="Per defecte~LT~Gliederung 5" style:family="paragraph" style:parent-style-name="Per_20_defecte_7e_LT_7e_Gliederung_20_4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er_20_defecte_7e_LT_7e_Gliederung_20_6" style:display-name="Per defecte~LT~Gliederung 6" style:family="paragraph" style:parent-style-name="Per_20_defecte_7e_LT_7e_Gliederung_20_5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er_20_defecte_7e_LT_7e_Gliederung_20_7" style:display-name="Per defecte~LT~Gliederung 7" style:family="paragraph" style:parent-style-name="Per_20_defecte_7e_LT_7e_Gliederung_20_6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er_20_defecte_7e_LT_7e_Gliederung_20_8" style:display-name="Per defecte~LT~Gliederung 8" style:family="paragraph" style:parent-style-name="Per_20_defecte_7e_LT_7e_Gliederung_20_7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er_20_defecte_7e_LT_7e_Gliederung_20_9" style:display-name="Per defecte~LT~Gliederung 9" style:family="paragraph" style:parent-style-name="Per_20_defecte_7e_LT_7e_Gliederung_20_8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er_20_defecte_7e_LT_7e_Titel" style:display-name="Per defecte~LT~Titel" style:family="paragraph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b8ff" style:text-outline="false" style:text-line-through-style="none" style:text-line-through-type="none" style:font-name="Tahoma" fo:font-family="Tahoma" style:font-family-generic="roman" style:font-pitch="variable" fo:font-size="44pt" fo:font-style="normal" fo:text-shadow="1pt 1pt" style:text-underline-style="none" fo:font-weight="normal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er_20_defecte_7e_LT_7e_Untertitel" style:display-name="Per defecte~LT~Untertitel" style:family="paragraph" style:default-outline-level="">
      <style:paragraph-properties fo:margin-left="0cm" fo:margin-right="0cm" fo:margin-top="0.282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er_20_defecte_7e_LT_7e_Notizen" style:display-name="Per defecte~LT~Notizen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er_20_defecte_7e_LT_7e_Hintergrundobjekte" style:display-name="Per defecte~LT~Hintergrundobjekte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er_20_defecte_7e_LT_7e_Hintergrund" style:display-name="Per defecte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left="0cm" fo:margin-right="0cm" fo:margin-top="0.282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left="0cm" fo:margin-right="0cm" fo:margin-top="0.245cm" fo:margin-bottom="0cm" loext:contextual-spacing="false" style:line-height-at-least="0.353cm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e_20_sense_20_emplenament_20_ni_20_línia" style:display-name="Objecte sense emplenament ni líni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mphasi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21pt" fo:font-style="italic" style:font-name-asian="Tahoma1" style:font-family-asian="Tahoma" style:font-family-generic-asian="system" style:font-pitch-asian="variable" style:font-size-asian="21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21pt" style:font-name-asian="Tahoma1" style:font-family-asian="Tahoma" style:font-family-generic-asian="system" style:font-pitch-asian="variable" style:font-size-asian="21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Times New Roman" fo:font-family="'Times New Roman'" style:font-family-generic="roman" style:font-pitch="variable" fo:font-size="21pt" style:text-underline-style="solid" style:text-underline-width="auto" style:text-underline-color="font-color" style:font-name-asian="Tahoma1" style:font-family-asian="Tahoma" style:font-family-generic-asian="system" style:font-pitch-asian="variable" style:font-size-asian="21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style:font-pitch="variable" fo:font-size="15.5pt" style:font-name-asian="Tahoma1" style:font-family-asian="Tahoma" style:font-family-generic-asian="system" style:font-pitch-asian="variable" style:font-size-asian="15.5pt" style:font-name-complex="Liberation Sans1" style:font-family-complex="'Liberation Sans'" style:font-family-generic-complex="system" style:font-pitch-complex="variable" style:font-size-complex="12pt"/>
    </style:style>
    <style:style style:name="Object_20_with_20_no_20_fill_20_and_20_no_20_line" style:display-name="Object with no fill and no line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173e34"/>
    </style:style>
    <style:style style:name="MT2" style:family="text">
      <style:text-properties officeooo:rsid="0018aab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Heading_20_2" text:outline-level="2">Tasca 00<text:span text:style-name="MT1">1</text:span> Introducció<text:tab/><text:tab/><text:span text:style-name="MT2">UF 1<text:tab/><text:tab/><text:tab/><text:tab/>Judith Gutiérrez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4:28:42.597666450</meta:creation-date>
    <dc:date>2017-09-27T20:45:45.798000000</dc:date>
    <meta:editing-duration>PT50M49S</meta:editing-duration>
    <meta:editing-cycles>8</meta:editing-cycles>
    <meta:generator>LibreOffice/5.4.1.2$Windows_x86 LibreOffice_project/ea7cb86e6eeb2bf3a5af73a8f7777ac570321527</meta:generator>
    <meta:document-statistic meta:table-count="0" meta:image-count="0" meta:object-count="0" meta:page-count="2" meta:paragraph-count="39" meta:word-count="556" meta:character-count="3447" meta:non-whitespace-character-count="2912"/>
  </office:meta>
</office:document-meta>
</file>